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acas, 17 de Abril de 2013</text:p>
      <text:p text:style-name="P4">Oficina de Planificación del Sector Universitario, Consejo Nacional de Universidades</text:p>
      <text:p text:style-name="P4">Ministerio del Poder Popular para la Educación Universitaria</text:p>
      <text:p text:style-name="P2"/>
      <text:p text:style-name="P3">Departamento de Personal</text:p>
      <text:p text:style-name="P2"/>
      <text:p text:style-name="P2">Carta explicativa de estudios</text:p>
      <text:p text:style-name="P2"/>
      <text:p text:style-name="Standard"/>
      <text:p text:style-name="P5"><text:tab/>Para obtener la licenciatura es necesario aprobar 150 créditos, pero aunque el régimen es semestral y existen prelaciones no es posible establecer una relación clara entre el año de estudio y las materias cursadas luego de superar los dos primeros semestres. El mínimo de créditos inscritos por semestre son tres (3) y el máximo dieciocho (18), inscribiendo dieciséis créditos por semestre, promedio de créditos inscritos durante mis estudios, la carrera se completaría en nueve semestres o cuatro años y medio. Mis créditos hasta el 2012 son 79. Mis estudios se iniciaron en el segundo semestre de 2010 y se estima finalicen en el primer semestre del 2015.</text:p>
      <text:p text:style-name="Standard"/>
      <text:p text:style-name="P5"><text:tab/>Para el primer semestre de 2013 tengo inscritos 18 créditos que corresponden a las siguientes materias: <text:span text:style-name="T1">Hegel </text:span><text:span text:style-name="T3">(5 créditos)</text:span> corresponde al ultimo autor obligatorio, <text:span text:style-name="T1">M</text:span><text:span text:style-name="T2">cLuhan o entre medios te veas</text:span><text:span text:style-name="T4"> (3 créditos) es un seminario del departamento de praxis, Gadamer y el problema de la conciencia estética (3 créditos) es un seminario del departamento de teorética, </text:span><text:span text:style-name="T2">Conceptos de la Lógica en el siglo XX</text:span><text:span text:style-name="T4"> (4 créditos) correspondiente a una lectura de textos del departamento de Lógica y </text:span><text:span text:style-name="T2">La filosofía latinoamericana como problema</text:span><text:span text:style-name="T4"> (3 créditos) del departamento de praxis.</text:span></text:p>
      <text:p text:style-name="Standard"/>
      <text:p text:style-name="Standard"/>
      <text:p text:style-name="P1">__________________</text:p>
      <text:p text:style-name="P1">Guillermo Lengemann</text:p>
      <text:p text:style-name="P1">24.656.6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09:50:05</meta:creation-date>
    <dc:date>2013-04-16T11:55:49</dc:date>
    <meta:editing-duration>PT6M3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230" meta:character-count="1497" meta:non-whitespace-character-count="1272"/>
  </office:meta>
</office:document-meta>
</file>